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SortComp" table:style-name="ta1">
        <table:shapes>
          <draw:frame draw:z-index="0" draw:style-name="gr1" draw:text-style-name="P1" svg:width="159.99mm" svg:height="89.99mm" svg:x="202.66mm" svg:y="1mm">
            <draw:object draw:notify-on-update-of-ranges="sSortComp.A1:sSortComp.A1 sSortComp.B1:sSortComp.L1 sSortComp.A2:sSortComp.A2 sSortComp.B2:sSortComp.L2 sSortComp.A3:sSortComp.A3 sSortComp.B3:sSortComp.L3 sSortComp.A4:sSortComp.A4 sSortComp.B4:sSortComp.L4 sSortComp.A5:sSortComp.A5 sSortComp.B5:sSortComp.L5 sSortComp.A6:sSortComp.A6 sSortComp.B6:sSortComp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N^2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40000000000" calcext:value-type="float">
            <text:p>40000000000</text:p>
          </table:table-cell>
        </table:table-row>
        <table:table-row table:style-name="ro1">
          <table:table-cell office:value-type="string" calcext:value-type="string">
            <text:p>N*lgN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528.77123795494" calcext:value-type="float">
            <text:p>1528.77123795494</text:p>
          </table:table-cell>
          <table:table-cell office:value-type="float" office:value="4482.89214233104" calcext:value-type="float">
            <text:p>4482.89214233104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1931.5685693242" calcext:value-type="float">
            <text:p>21931.5685693242</text:p>
          </table:table-cell>
          <table:table-cell office:value-type="float" office:value="61438.5618977473" calcext:value-type="float">
            <text:p>61438.5618977473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285754.247590989" calcext:value-type="float">
            <text:p>285754.247590989</text:p>
          </table:table-cell>
          <table:table-cell office:value-type="float" office:value="780482.023721841" calcext:value-type="float">
            <text:p>780482.023721841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3521928.09488736" calcext:value-type="float">
            <text:p>3521928.09488736</text:p>
          </table:table-cell>
        </table:table-row>
        <table:table-row table:style-name="ro1">
          <table:table-cell office:value-type="string" calcext:value-type="string">
            <text:p>Randomly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Increasing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Decreasing-Order Comparisons</text:p>
          </table:table-cell>
          <table:table-cell office:value-type="float" office:value="4950" calcext:value-type="float">
            <text:p>4950</text:p>
          </table:table-cell>
          <table:table-cell office:value-type="float" office:value="19900" calcext:value-type="float">
            <text:p>199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1:14:12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1:14:58.738000000</dc:date>
    <meta:editing-duration>PT1M57S</meta:editing-duration>
    <meta:editing-cycles>3</meta:editing-cycles>
    <meta:generator>LibreOffice/6.1.4.2$Windows_X86_64 LibreOffice_project/9d0f32d1f0b509096fd65e0d4bec26ddd1938fd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205cm" style:legend-expansion="high" chart:style-name="ch2"/>
        <chart:plot-area chart:style-name="ch3" table:cell-range-address="sSortComp.A1:sSortComp.L6" chart:data-source-has-labels="both" svg:x="0.32cm" svg:y="0.18cm" svg:width="9.227cm" svg:height="8.64cm">
          <chartooo:coordinate-region svg:x="2.608cm" svg:y="0.18cm" svg:width="6.799cm" svg:height="7.125cm"/>
          <chart:axis chart:dimension="x" chart:name="primary-x" chart:style-name="ch4" chartooo:axis-type="auto">
            <chartooo:date-scale/>
            <chart:categories table:cell-range-address="sSortComp.B1:sSortComp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SortComp.B2:sSortComp.L2" chart:label-cell-address="sSortComp.A2:sSortComp.A2" chart:class="chart:line">
            <chart:data-point chart:repeated="11"/>
          </chart:series>
          <chart:series chart:style-name="ch7" chart:values-cell-range-address="sSortComp.B3:sSortComp.L3" chart:label-cell-address="sSortComp.A3:sSortComp.A3" chart:class="chart:line">
            <chart:data-point chart:repeated="11"/>
          </chart:series>
          <chart:series chart:style-name="ch8" chart:values-cell-range-address="sSortComp.B4:sSortComp.L4" chart:label-cell-address="sSortComp.A4:sSortComp.A4" chart:class="chart:line">
            <chart:data-point chart:repeated="11"/>
          </chart:series>
          <chart:series chart:style-name="ch9" chart:values-cell-range-address="sSortComp.B5:sSortComp.L5" chart:label-cell-address="sSortComp.A5:sSortComp.A5" chart:class="chart:line">
            <chart:data-point chart:repeated="11"/>
          </chart:series>
          <chart:series chart:style-name="ch10" chart:values-cell-range-address="sSortComp.B6:sSortComp.L6" chart:label-cell-address="sSortComp.A6:sSortComp.A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SortComp.B1:sSortComp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sSortComp.A2:sSortComp.A2</svg:desc>
                </draw:g>
              </table:table-cell>
              <table:table-cell office:value-type="float" office:value="10000">
                <text:p>10000</text:p>
                <draw:g>
                  <svg:desc>sSortComp.B2:sSortComp.L2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250000">
                <text:p>250000</text:p>
              </table:table-cell>
              <table:table-cell office:value-type="float" office:value="1000000">
                <text:p>1000000</text:p>
              </table:table-cell>
              <table:table-cell office:value-type="float" office:value="4000000">
                <text:p>4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2500000000">
                <text:p>2500000000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40000000000">
                <text:p>40000000000</text:p>
              </table:table-cell>
            </table:table-row>
            <table:table-row>
              <table:table-cell office:value-type="string">
                <text:p>N*lgN</text:p>
                <draw:g>
                  <svg:desc>sSortComp.A3:sSortComp.A3</svg:desc>
                </draw:g>
              </table:table-cell>
              <table:table-cell office:value-type="float" office:value="664.385618977473">
                <text:p>664.385618977473</text:p>
                <draw:g>
                  <svg:desc>sSortComp.B3:sSortComp.L3</svg:desc>
                </draw:g>
              </table:table-cell>
              <table:table-cell office:value-type="float" office:value="1528.77123795494">
                <text:p>1528.77123795494</text:p>
              </table:table-cell>
              <table:table-cell office:value-type="float" office:value="4482.89214233104">
                <text:p>4482.89214233104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21931.5685693242">
                <text:p>21931.5685693242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</table:table-row>
            <table:table-row>
              <table:table-cell office:value-type="string">
                <text:p>Randomly-Order Comparisons</text:p>
                <draw:g>
                  <svg:desc>sSortComp.A4:sSortComp.A4</svg:desc>
                </draw:g>
              </table:table-cell>
              <table:table-cell office:value-type="float" office:value="4950">
                <text:p>4950</text:p>
                <draw:g>
                  <svg:desc>sSortComp.B4:sSortComp.L4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Increasing-Order Comparisons</text:p>
                <draw:g>
                  <svg:desc>sSortComp.A5:sSortComp.A5</svg:desc>
                </draw:g>
              </table:table-cell>
              <table:table-cell office:value-type="float" office:value="4950">
                <text:p>4950</text:p>
                <draw:g>
                  <svg:desc>sSortComp.B5:sSortComp.L5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Decreasing-Order Comparisons</text:p>
                <draw:g>
                  <svg:desc>sSortComp.A6:sSortComp.A6</svg:desc>
                </draw:g>
              </table:table-cell>
              <table:table-cell office:value-type="float" office:value="4950">
                <text:p>4950</text:p>
                <draw:g>
                  <svg:desc>sSortComp.B6:sSortComp.L6</svg:desc>
                </draw:g>
              </table:table-cell>
              <table:table-cell office:value-type="float" office:value="19900">
                <text:p>19900</text:p>
              </table:table-cell>
              <table:table-cell office:value-type="float" office:value="124750">
                <text:p>124750</text:p>
              </table:table-cell>
              <table:table-cell office:value-type="float" office:value="499500">
                <text:p>499500</text:p>
              </table:table-cell>
              <table:table-cell office:value-type="float" office:value="1999000">
                <text:p>1999000</text:p>
              </table:table-cell>
              <table:table-cell office:value-type="float" office:value="12497500">
                <text:p>12497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